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5.1" svg:font-family="SUN5.1" style:font-family-generic="moder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83.85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9.55pt"/>
    </style:style>
    <style:style style:name="co6" style:family="table-column">
      <style:table-column-properties fo:break-before="auto" style:column-width="56.15pt"/>
    </style:style>
    <style:style style:name="co7" style:family="table-column">
      <style:table-column-properties fo:break-before="auto" style:column-width="60.41pt"/>
    </style:style>
    <style:style style:name="co8" style:family="table-column">
      <style:table-column-properties fo:break-before="auto" style:column-width="51.36pt"/>
    </style:style>
    <style:style style:name="co9" style:family="table-column">
      <style:table-column-properties fo:break-before="auto" style:column-width="48.95pt"/>
    </style:style>
    <style:style style:name="co10" style:family="table-column">
      <style:table-column-properties fo:break-before="auto" style:column-width="59.1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 style:data-style-name="N100"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un dictionary english (xref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Thin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/>
          <table:table-cell office:value-type="string" calcext:value-type="string">
            <text:p>Same</text:p>
          </table:table-cell>
          <table:table-cell office:value-type="string" calcext:value-type="string">
            <text:p>Mouth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Love. </text:p>
          </table:table-cell>
          <table:table-cell office:value-type="string" calcext:value-type="string">
            <text:p>Small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Sma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/>
          <table:table-cell office:value-type="string" calcext:value-type="string">
            <text:p>Thing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/>
          <table:table-cell office:value-type="string" calcext:value-type="string">
            <text:p>Money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Ruler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/>
          <table:table-cell office:value-type="string" calcext:value-type="string">
            <text:p>Very </text:p>
          </table:table-cell>
          <table:table-cell office:value-type="string" calcext:value-type="string">
            <text:p>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/>
          <table:table-cell office:value-type="string" calcext:value-type="string">
            <text:p>Big 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/>
          <table:table-cell office:value-type="string" calcext:value-type="string">
            <text:p>Ruler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Peop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Ey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Near 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Lov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/>
          <table:table-cell office:value-type="string" calcext:value-type="string">
            <text:p>Big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Chain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i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/>
          <table:table-cell office:value-type="string" calcext:value-type="string">
            <text:p>N0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Afrai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5"/>
          <table:table-cell office:value-type="string" calcext:value-type="string">
            <text:p>Question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/>
          <table:table-cell table:number-columns-repeated="2" office:value-type="string" calcext:value-type="string">
            <text:p>Know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Writ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/>
          <table:table-cell office:value-type="string" calcext:value-type="string">
            <text:p>Ruler</text:p>
          </table:table-cell>
          <table:table-cell office:value-type="string" calcext:value-type="string">
            <text:p>Mout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/>
          <table:table-cell office:value-type="string" calcext:value-type="string">
            <text:p>Soft</text:p>
          </table:table-cell>
          <table:table-cell office:value-type="string" calcext:value-type="string">
            <text:p>Bo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/>
          <table:table-cell office:value-type="string" calcext:value-type="string">
            <text:p>Wet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/>
          <table:table-cell office:value-type="string" calcext:value-type="string">
            <text:p>Wet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5"/>
          <table:table-cell office:value-type="string" calcext:value-type="string">
            <text:p>Wa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With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Ey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Ey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/>
          <table:table-cell office:value-type="string" calcext:value-type="string">
            <text:p>Know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Nea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/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/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/>
          <table:table-cell office:value-type="string" calcext:value-type="string">
            <text:p>Rest/sleep</text:p>
          </table:table-cell>
          <table:table-cell office:value-type="string" calcext:value-type="string">
            <text:p>Straigh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/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/>
          <table:table-cell table:number-columns-repeated="2" office:value-type="string" calcext:value-type="string">
            <text:p>Thing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/>
          <table:table-cell office:value-type="string" calcext:value-type="string">
            <text:p>Know</text:p>
          </table:table-cell>
          <table:table-cell office:value-type="string" calcext:value-type="string">
            <text:p>Cross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/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/>
          <table:table-cell office:value-type="string" calcext:value-type="string">
            <text:p>Very 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Many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/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Cros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/>
          <table:table-cell office:value-type="string" calcext:value-type="string">
            <text:p>Beginning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No,good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Man,lov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/>
          <table:table-cell office:value-type="string" calcext:value-type="string">
            <text:p>Happy</text:p>
          </table:table-cell>
          <table:table-cell office:value-type="string" calcext:value-type="string">
            <text:p>Many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y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We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/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5"/>
          <table:table-cell office:value-type="string" calcext:value-type="string">
            <text:p>Read,lear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/>
          <table:table-cell office:value-type="string" calcext:value-type="string">
            <text:p>Beginning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/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5"/>
          <table:table-cell office:value-type="string" calcext:value-type="string">
            <text:p>Cha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/>
          <table:table-cell office:value-type="string" calcext:value-type="string">
            <text:p>Face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Ma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/>
          <table:table-cell office:value-type="string" calcext:value-type="string">
            <text:p>Small 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/>
          <table:table-cell office:value-type="string" calcext:value-type="string">
            <text:p>Tre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Hear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Grain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/>
          <table:table-cell office:value-type="string" calcext:value-type="string">
            <text:p>Knife</text:p>
          </table:table-cell>
          <table:table-cell office:value-type="string" calcext:value-type="string">
            <text:p>Whol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ov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5.0(Acts)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Metal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/>
          <table:table-cell office:value-type="string" calcext:value-type="string">
            <text:p>Man,ma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ve,lov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/>
          <table:table-cell office:value-type="string" calcext:value-type="string">
            <text:p>Man,man</text:p>
          </table:table-cell>
          <table:table-cell office:value-type="string" calcext:value-type="string">
            <text:p>Small,small</text:p>
          </table:table-cell>
          <table:table-cell office:value-type="string" calcext:value-type="string">
            <text:p>Love,lov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/>
          <table:table-cell office:value-type="string" calcext:value-type="string">
            <text:p>Thing</text:p>
          </table:table-cell>
          <table:table-cell office:value-type="string" calcext:value-type="string">
            <text:p>Fabric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/>
          <table:table-cell office:value-type="string" calcext:value-type="string">
            <text:p>Money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Near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Knif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re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/>
          <table:table-cell office:value-type="string" calcext:value-type="string">
            <text:p>Thing</text:p>
          </table:table-cell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5"/>
          <table:table-cell office:value-type="string" calcext:value-type="string">
            <text:p>Boun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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06e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5.0(Act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5.0(Acts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table:style-name="ce2"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5.0(Acts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5.0(Act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5.0(Acts)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5"/>
          <table:table-cell office:value-type="string" calcext:value-type="string">
            <text:p>Book,re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Money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Small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/>
          <table:table-cell office:value-type="string" calcext:value-type="string">
            <text:p>Clothing</text:p>
          </table:table-cell>
          <table:table-cell office:value-type="string" calcext:value-type="string">
            <text:p>Animal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/>
          <table:table-cell office:value-type="string" calcext:value-type="string">
            <text:p>Door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Grain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Heart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5"/>
          <table:table-cell office:value-type="string" calcext:value-type="string">
            <text:p>Stai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Rest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Up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/>
          <table:table-cell office:value-type="string" calcext:value-type="string">
            <text:p>Eye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/>
          <table:table-cell office:value-type="string" calcext:value-type="string">
            <text:p>Storm</text:p>
          </table:table-cell>
          <table:table-cell office:value-type="string" calcext:value-type="string">
            <text:p>Ey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br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Grai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/>
          <table:table-cell office:value-type="string" calcext:value-type="string">
            <text:p>No </text:p>
          </table:table-cell>
          <table:table-cell office:value-type="string" calcext:value-type="string">
            <text:p>Good 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y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/>
          <table:table-cell office:value-type="string" calcext:value-type="string">
            <text:p>Or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/>
          <table:table-cell office:value-type="string" calcext:value-type="string">
            <text:p>Down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Dow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/>
          <table:table-cell office:value-type="string" calcext:value-type="string">
            <text:p>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Lov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/>
          <table:table-cell office:value-type="string" calcext:value-type="string">
            <text:p>Lo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/>
          <table:table-cell office:value-type="string" calcext:value-type="string">
            <text:p>Money</text:p>
          </table:table-cell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/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Woma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/>
          <table:table-cell office:value-type="string" calcext:value-type="string">
            <text:p>Sleep</text:p>
          </table:table-cell>
          <table:table-cell table:number-columns-repeated="3"/>
          <table:table-cell office:value-type="string" calcext:value-type="string">
            <text:p>B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an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Thing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Priso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/>
          <table:table-cell office:value-type="string" calcext:value-type="string">
            <text:p>Lo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5.0(Acts)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/>
          <table:table-cell office:value-type="string" calcext:value-type="string">
            <text:p>Know</text:p>
          </table:table-cell>
          <table:table-cell office:value-type="string" calcext:value-type="string">
            <text:p>Fac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or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5"/>
          <table:table-cell office:value-type="string" calcext:value-type="string">
            <text:p>Nigh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/>
          <table:table-cell office:value-type="string" calcext:value-type="string">
            <text:p>Sun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Man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Lov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/>
          <table:table-cell office:value-type="string" calcext:value-type="string">
            <text:p>Direction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/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Knif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Smal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s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/>
          <table:table-cell office:value-type="string" calcext:value-type="string">
            <text:p>Fac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Ver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2"/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5"/>
          <table:table-cell office:value-type="string" calcext:value-type="string">
            <text:p>Mo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Work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Work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Money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/>
          <table:table-cell office:value-type="string" calcext:value-type="string">
            <text:p>Money</text:p>
          </table:table-cell>
          <table:table-cell office:value-type="string" calcext:value-type="string">
            <text:p>We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/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/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losed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/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/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/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/>
          <table:table-cell office:value-type="string" calcext:value-type="string">
            <text:p>Money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Animal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/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Mout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/>
          <table:table-cell office:value-type="string" calcext:value-type="string">
            <text:p>Happy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/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/>
          <table:table-cell office:value-type="string" calcext:value-type="string">
            <text:p>Happy</text:p>
          </table:table-cell>
          <table:table-cell office:value-type="string" calcext:value-type="string">
            <text:p>Mouth,thing</text:p>
          </table:table-cell>
          <table:table-cell office:value-type="string" calcext:value-type="string">
            <text:p>Knife,no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/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Lov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/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/>
          <table:table-cell office:value-type="string" calcext:value-type="string">
            <text:p>Know</text:p>
          </table:table-cell>
          <table:table-cell office:value-type="string" calcext:value-type="string">
            <text:p>Ey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Nos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Ruler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/>
          <table:table-cell office:value-type="string" calcext:value-type="string">
            <text:p>No,goo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o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/>
          <table:table-cell office:value-type="string" calcext:value-type="string">
            <text:p>Bird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/>
          <table:table-cell office:value-type="string" calcext:value-type="string">
            <text:p>Soft</text:p>
          </table:table-cell>
          <table:table-cell office:value-type="string" calcext:value-type="string">
            <text:p>Fac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5"/>
          <table:table-cell office:value-type="string" calcext:value-type="string">
            <text:p>L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/>
          <table:table-cell office:value-type="string" calcext:value-type="string">
            <text:p>Know</text:p>
          </table:table-cell>
          <table:table-cell office:value-type="string" calcext:value-type="string">
            <text:p>Pen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5"/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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5.0(Acts)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5.0(Acts)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5.0(Act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5.0(Acts)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5.0(Acts)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5.0(Acts)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6"/>
        </table:table-row>
        <table:table-row table:style-name="ro1" table:number-rows-repeated="10476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sun dictionary english (xref)'.A1:'sun dictionary english (xref)'.J91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5.1" svg:font-family="SUN5.1" style:font-family-generic="moder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2T16:40:34.350000000</dc:date>
    <meta:editing-duration>PT3M39S</meta:editing-duration>
    <meta:editing-cycles>2</meta:editing-cycles>
    <meta:generator>LibreOffice/6.1.3.2$Windows_X86_64 LibreOffice_project/86daf60bf00efa86ad547e59e09d6bb77c699acb</meta:generator>
    <meta:document-statistic meta:table-count="1" meta:cell-count="4002" meta:object-count="0"/>
  </office:meta>
</office:document-meta>
</file>